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1F00000258A27193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opacity="100%" draw:textarea-horizontal-align="justify" draw:textarea-vertical-align="middle" draw:auto-grow-height="false" draw:shadow="visible" draw:shadow-color="#eb613d" draw:shadow-opacity="25%"/>
    </style:style>
    <style:style style:name="gr2" style:family="graphic" style:parent-style-name="standard">
      <style:graphic-properties draw:stroke="none" draw:fill-color="#94bd5e" draw:textarea-horizontal-align="left" draw:textarea-vertical-align="top" draw:auto-grow-height="false"/>
    </style:style>
    <style:style style:name="gr3" style:family="graphic" style:parent-style-name="standard">
      <style:graphic-properties svg:stroke-color="#000000" draw:marker-end="Arrow" draw:marker-end-width="0.3cm" draw:fill-color="#ffff99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94bd5e" draw:textarea-horizontal-align="left" draw:textarea-vertical-align="top" draw:auto-grow-height="false" draw:shadow="visible" draw:shadow-color="#94bd5e" draw:shadow-opacity="50%"/>
    </style:style>
    <style:style style:name="gr5" style:family="graphic" style:parent-style-name="standard">
      <style:graphic-properties draw:fill="bitmap" draw:fill-image-name="simspark" style:repeat="stretch" draw:textarea-horizontal-align="left" draw:textarea-vertical-align="top" draw:auto-grow-height="false" draw:shadow="visible" draw:shadow-color="#c0c0c0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-color="#eb613d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000000" draw:fill-color="#eb613d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color="#000000" draw:marker-end="Arrow" draw:marker-end-width="0.3cm" draw:fill-color="#eb613d" draw:opacity="50%" draw:textarea-horizontal-align="center" draw:textarea-vertical-align="middle" draw:shadow-opacity="50%"/>
    </style:style>
    <style:style style:name="gr11" style:family="graphic" style:parent-style-name="standard">
      <style:graphic-properties draw:stroke="none" svg:stroke-color="#000000" draw:fill-color="#eb613d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eb613d" draw:textarea-horizontal-align="right" draw:textarea-vertical-align="top" draw:auto-grow-height="false"/>
    </style:style>
    <style:style style:name="gr13" style:family="graphic" style:parent-style-name="standard">
      <style:graphic-properties svg:stroke-color="#000000" draw:marker-end="Arrow" draw:marker-end-width="0.3cm" draw:fill-color="#eb613d" draw:textarea-horizontal-align="center" draw:textarea-vertical-align="middle"/>
    </style:style>
    <style:style style:name="gr14" style:family="graphic" style:parent-style-name="standard">
      <style:graphic-properties svg:stroke-color="#000000" draw:fill-color="#7da647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fill-color="#94bd5e" draw:textarea-horizontal-align="center" draw:textarea-vertical-align="middle"/>
    </style:style>
    <style:style style:name="gr16" style:family="graphic" style:parent-style-name="standard">
      <style:graphic-properties svg:stroke-color="#000000" draw:marker-end="Arrow" draw:marker-end-width="0.3cm" draw:fill-color="#94bd5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6.499cm" svg:height="4.999cm" svg:x="13cm" svg:y="7cm" svg:viewBox="0 0 6500 5000" draw:points="1000,5000 1000,4500 500,4500 500,4000 0,4000 0,0 5500,0 5500,500 6000,500 6000,1000 6500,1000 6500,5000">
          <text:p/>
        </draw:polygon>
        <draw:custom-shape draw:style-name="gr2" draw:text-style-name="P1" draw:id="id9" draw:layer="layout" svg:width="6.5cm" svg:height="5cm" svg:x="2.5cm" svg:y="7cm">
          <draw:glue-point draw:id="7" svg:x="5cm" svg:y="2cm" draw:escape-direction="left"/>
          <draw:glue-point draw:id="8" svg:x="5cm" svg:y="-3cm" draw:escape-direction="left"/>
          <draw:glue-point draw:id="9" svg:x="5cm" svg:y="-2cm" draw:escape-direction="left"/>
          <draw:glue-point draw:id="11" svg:x="5cm" svg:y="4cm" draw:escape-direction="left"/>
          <draw:glue-point draw:id="12" svg:x="5cm" svg:y="-4cm" draw:escape-direction="left"/>
          <draw:glue-point draw:id="13" svg:x="5cm" svg:y="3cm" draw:escape-direction="left"/>
          <text:p text:style-name="P1">Simulation</text:p>
          <text:p text:style-name="P2">Ser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9cm" svg:y1="8.5cm" svg:x2="14cm" svg:y2="8.5cm" draw:start-shape="id1" draw:start-glue-point="9" draw:end-shape="id2" draw:end-glue-point="5" svg:d="m9000 8500h5000">
          <text:p/>
        </draw:connector>
        <draw:connector draw:style-name="gr3" draw:text-style-name="P1" draw:layer="layout" svg:x1="14cm" svg:y1="11.5cm" svg:x2="9cm" svg:y2="11.5cm" draw:start-shape="id2" draw:start-glue-point="4" draw:end-shape="id1" draw:end-glue-point="11" svg:d="m14000 11500h-5000">
          <text:p/>
        </draw:connector>
        <draw:connector draw:style-name="gr3" draw:text-style-name="P1" draw:layer="layout" svg:x1="9cm" svg:y1="8cm" svg:x2="13.5cm" svg:y2="8cm" draw:start-shape="id1" draw:start-glue-point="8" draw:end-shape="id3" draw:end-glue-point="5" svg:d="m9000 8000h4500">
          <text:p/>
        </draw:connector>
        <draw:connector draw:style-name="gr3" draw:text-style-name="P1" draw:layer="layout" svg:x1="13.5cm" svg:y1="11cm" svg:x2="9cm" svg:y2="11cm" draw:start-shape="id3" draw:start-glue-point="4" draw:end-shape="id1" draw:end-glue-point="10" svg:d="m13500 11000h-4500">
          <text:p/>
        </draw:connector>
        <draw:custom-shape draw:style-name="gr4" draw:text-style-name="P1" draw:id="id1" draw:layer="layout" svg:width="6.5cm" svg:height="5cm" svg:x="2.5cm" svg:y="7cm">
          <draw:glue-point draw:id="4" svg:x="-1.153cm" svg:y="-5cm"/>
          <draw:glue-point draw:id="5" svg:x="1.153cm" svg:y="-5cm"/>
          <draw:glue-point draw:id="6" svg:x="5cm" svg:y="-4cm" draw:escape-direction="horizontal"/>
          <draw:glue-point draw:id="7" svg:x="5cm" svg:y="2cm"/>
          <draw:glue-point draw:id="8" svg:x="5cm" svg:y="-3cm" draw:escape-direction="right"/>
          <draw:glue-point draw:id="9" svg:x="5cm" svg:y="-2cm"/>
          <draw:glue-point draw:id="10" svg:x="5cm" svg:y="3cm"/>
          <draw:glue-point draw:id="11" svg:x="5cm" svg:y="4cm"/>
          <text:p text:style-name="P1">Simulation</text:p>
          <text:p text:style-name="P2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id="id4" draw:layer="layout" svg:width="5.5cm" svg:height="4cm" svg:x="3cm" svg:y="2cm">
          <draw:glue-point draw:id="4" svg:x="1.363cm" svg:y="5cm"/>
          <draw:glue-point draw:id="5" svg:x="-1.363cm" svg:y="5cm"/>
          <text:p text:style-name="P3">Mon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001cm" svg:y1="7cm" svg:x2="5.001cm" svg:y2="6cm" draw:start-shape="id1" draw:start-glue-point="4" draw:end-shape="id4" draw:end-glue-point="5" svg:d="m5001 7000v-1000">
          <text:p/>
        </draw:connector>
        <draw:connector draw:style-name="gr6" draw:text-style-name="P1" draw:layer="layout" svg:x1="6.499cm" svg:y1="6cm" svg:x2="6.499cm" svg:y2="7cm" draw:start-shape="id4" draw:start-glue-point="4" draw:end-shape="id1" draw:end-glue-point="5" svg:d="m6499 6000v1000">
          <text:p/>
        </draw:connector>
        <draw:connector draw:style-name="gr7" draw:text-style-name="P4" draw:layer="layout" svg:x1="9cm" svg:y1="7.5cm" svg:x2="13cm" svg:y2="7.5cm" draw:start-shape="id1" draw:start-glue-point="6" draw:end-shape="id5" draw:end-glue-point="5" svg:d="m9000 7500h4000">
          <text:p text:style-name="P4">Sense</text:p>
          <text:p text:style-name="P4"/>
        </draw:connector>
        <draw:connector draw:style-name="gr7" draw:text-style-name="P4" draw:layer="layout" svg:x1="13cm" svg:y1="10.5cm" svg:x2="9cm" svg:y2="10.5cm" draw:start-shape="id5" draw:start-glue-point="4" draw:end-shape="id1" draw:end-glue-point="7" svg:d="m13000 10500h-4000">
          <text:p text:style-name="P4">Act</text:p>
          <text:p text:style-name="P4"/>
        </draw:connector>
        <draw:g>
          <draw:custom-shape draw:style-name="gr8" draw:text-style-name="P1" draw:id="id2" draw:layer="layout" svg:width="5.5cm" svg:height="4cm" svg:x="14cm" svg:y="8cm">
            <draw:glue-point draw:id="4" svg:x="-5cm" svg:y="3.75cm"/>
            <draw:glue-point draw:id="5" svg:x="-5cm" svg:y="-3.75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id="id6" draw:layer="layout" svg:width="5.5cm" svg:height="4cm" svg:x="14cm" svg:y="8cm">
            <draw:glue-point draw:id="4" svg:x="-5cm" svg:y="3.75cm" draw:escape-direction="right"/>
            <draw:glue-point draw:id="5" svg:x="-5cm" svg:y="-3.568cm" draw:escape-direction="horizontal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1" draw:layer="layout" draw:type="curve" draw:line-skew="-4.626cm" svg:x1="14cm" svg:y1="8.573cm" svg:x2="14cm" svg:y2="11.5cm" draw:start-shape="id6" draw:start-glue-point="5" draw:end-shape="id6" draw:end-glue-point="4" svg:d="m14000 8573c2062 0 2062 2927 0 2927">
            <text:p/>
          </draw:connector>
          <draw:custom-shape draw:style-name="gr8" draw:text-style-name="P1" draw:id="id3" draw:layer="layout" svg:width="5.5cm" svg:height="4cm" svg:x="13.5cm" svg:y="7.5cm">
            <draw:glue-point draw:id="4" svg:x="-5cm" svg:y="3.75cm"/>
            <draw:glue-point draw:id="5" svg:x="-5cm" svg:y="-3.75cm" draw:escape-direction="horizontal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id="id7" draw:layer="layout" svg:width="5.5cm" svg:height="4cm" svg:x="13.5cm" svg:y="7.5cm">
            <draw:glue-point draw:id="4" svg:x="-5cm" svg:y="3.571cm" draw:escape-direction="right"/>
            <draw:glue-point draw:id="5" svg:x="-5cm" svg:y="-3.568cm" draw:escape-direction="horizontal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1" draw:layer="layout" draw:type="curve" draw:line-skew="-4.626cm" svg:x1="13.5cm" svg:y1="8.073cm" svg:x2="13.5cm" svg:y2="10.928cm" draw:start-shape="id7" draw:start-glue-point="5" draw:end-shape="id7" draw:end-glue-point="4" svg:d="m13500 8073c2062 0 2062 2855 0 2855">
            <text:p/>
          </draw:connector>
          <draw:custom-shape draw:style-name="gr11" draw:text-style-name="P1" draw:id="id5" draw:layer="layout" svg:width="5.5cm" svg:height="4cm" svg:x="13cm" svg:y="7cm">
            <draw:glue-point draw:id="4" svg:x="-5cm" svg:y="3.75cm"/>
            <draw:glue-point draw:id="5" svg:x="-5cm" svg:y="-3.75cm" draw:escape-direction="horizontal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id="id8" draw:layer="layout" svg:width="5.5cm" svg:height="4cm" svg:x="13cm" svg:y="7cm">
            <draw:glue-point draw:id="4" svg:x="-5cm" svg:y="3.571cm" draw:escape-direction="right"/>
            <draw:glue-point draw:id="5" svg:x="-5cm" svg:y="-3.568cm" draw:escape-direction="horizontal"/>
            <text:p text:style-name="P1">Agen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4" draw:layer="layout" draw:type="curve" draw:line-skew="-4.626cm" svg:x1="13cm" svg:y1="7.573cm" svg:x2="13cm" svg:y2="10.428cm" draw:start-shape="id8" draw:start-glue-point="5" draw:end-shape="id8" draw:end-glue-point="4" svg:d="m13000 7573c2062 0 2062 2855 0 2855">
            <text:p text:style-name="P4"><text:tab/><text:tab/> <text:s text:c="5"/>Think</text:p>
          </draw:connector>
        </draw:g>
        <draw:custom-shape draw:style-name="gr14" draw:text-style-name="P1" draw:id="id10" draw:layer="layout" svg:width="3cm" svg:height="1cm" svg:x="5cm" svg:y="9cm">
          <text:p text:style-name="P1">Physi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draw:line-skew="6.683cm -1.835cm" svg:x1="9cm" svg:y1="10.5cm" svg:x2="6.5cm" svg:y2="10cm" draw:start-shape="id9" draw:start-glue-point="7" draw:end-shape="id10" draw:end-glue-point="2" svg:d="m9000 10500c-477 0-397 83-903 207s-1597 292-1597-707">
          <text:p/>
        </draw:connector>
        <draw:connector draw:style-name="gr16" draw:text-style-name="P1" draw:layer="layout" draw:type="curve" draw:line-skew="6.69cm -1.464cm" svg:x1="9cm" svg:y1="11cm" svg:x2="6.5cm" svg:y2="10cm" draw:start-shape="id9" draw:start-glue-point="13" draw:end-shape="id10" draw:end-glue-point="2" svg:d="m9000 11000c-466 0-388 19-897 157s-1603 398-1603-1157">
          <text:p/>
        </draw:connector>
        <draw:connector draw:style-name="gr15" draw:text-style-name="P1" draw:layer="layout" draw:type="curve" draw:line-skew="6.767cm -1.086cm" svg:x1="9cm" svg:y1="11.5cm" svg:x2="6.5cm" svg:y2="10cm" draw:start-shape="id9" draw:start-glue-point="11" draw:end-shape="id10" draw:end-glue-point="2" svg:d="m9000 11500c-351 0-292-43-829 113s-1671 509-1671-1613">
          <text:p/>
        </draw:connector>
        <draw:connector draw:style-name="gr15" draw:text-style-name="P1" draw:layer="layout" draw:type="curve" draw:line-skew="1.939cm 6.626cm" svg:x1="6.5cm" svg:y1="9cm" svg:x2="9cm" svg:y2="8.5cm" draw:start-shape="id10" draw:start-glue-point="0" draw:end-shape="id9" draw:end-glue-point="9" svg:d="m6500 9000c0-843 1063-702 1547-616s391 116 953 116">
          <text:p/>
        </draw:connector>
        <draw:connector draw:style-name="gr15" draw:text-style-name="P1" draw:layer="layout" draw:type="curve" draw:line-skew="1.453cm 6.594cm" svg:x1="6.5cm" svg:y1="9cm" svg:x2="9cm" svg:y2="8cm" draw:start-shape="id10" draw:start-glue-point="0" draw:end-shape="id9" draw:end-glue-point="8" svg:d="m6500 9000c0-1572 1047-1310 1519-1167s371 167 981 167">
          <text:p/>
        </draw:connector>
        <draw:connector draw:style-name="gr15" draw:text-style-name="P1" draw:layer="layout" draw:type="curve" draw:line-skew="1.087cm 6.626cm" svg:x1="6.5cm" svg:y1="9cm" svg:x2="9cm" svg:y2="7.5cm" draw:start-shape="id10" draw:start-glue-point="0" draw:end-shape="id9" draw:end-glue-point="12" svg:d="m6500 9000c0-2121 1063-1767 1547-1612s391 112 953 1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simspark" xlink:href="Pictures/100000000000031F00000258A27193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der Dijk</meta:initial-creator>
    <meta:creation-date>2010-07-27T14:56:45</meta:creation-date>
    <dc:date>2010-07-27T17:31:30</dc:date>
    <dc:creator>Sander Dijk</dc:creator>
    <meta:editing-duration>PT01H03M39S</meta:editing-duration>
    <meta:editing-cycles>1</meta:editing-cycles>
    <meta:document-statistic meta:object-count="29"/>
    <meta:generator>OpenOffice.org/3.2$Unix OpenOffice.org_project/320m12$Build-9483</meta:generator>
  </office:meta>
</office:document-meta>
</file>